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28pt" style:font-size-asian="28pt" style:font-size-complex="28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font-size="28pt" style:font-size-asian="28pt" style:font-size-complex="28pt"/>
    </style:style>
    <style:style style:name="P4" style:family="paragraph">
      <style:paragraph-properties fo:margin-left="0cm" fo:margin-right="0cm" fo:margin-top="0.42cm" fo:margin-bottom="0.35cm" fo:text-align="center" fo:text-indent="0cm"/>
      <style:text-properties fo:font-size="10pt" style:font-size-asian="10pt" style:font-size-complex="10pt"/>
    </style:style>
    <style:style style:name="P5" style:family="paragraph">
      <loext:graphic-properties draw:fill-color="#ffffff"/>
      <style:text-properties fo:font-size="28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style:paragraph-properties fo:margin-top="0.42cm" fo:margin-bottom="0.35cm"/>
      <style:text-properties fo:font-size="33pt" style:font-size-asian="33pt" style:font-size-complex="33pt"/>
    </style:style>
    <style:style style:name="P8" style:family="paragraph">
      <style:text-properties fo:font-size="33pt" style:font-size-asian="33pt" style:font-size-complex="33pt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0.42cm" fo:margin-bottom="0.35cm" fo:text-align="center" fo:text-indent="0cm"/>
      <style:text-properties fo:font-size="33pt" style:font-size-asian="33pt" style:font-size-complex="33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3pt" style:font-size-asian="33pt" style:font-size-complex="33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2.6cm" svg:x="4.5cm" svg:y="0.6cm" presentation:class="title">
          <draw:text-box>
            <text:p text:style-name="P1"><text:span text:style-name="T1">Презентация проекта</text:span>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 text:style-name="P3"><text:span text:style-name="T1">Корпоративный мессенджер</text:span></text:p>
            <text:p text:style-name="P4"><text:span text:style-name="T1">с групповыми чатами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8" draw:layer="layout" svg:width="22.5cm" svg:height="2.6cm" svg:x="4.5cm" svg:y="0.6cm" presentation:class="title">
          <draw:text-box>
            <text:p text:style-name="P7"><text:span text:style-name="T2">Обзор проекта</text:span></text:p>
          </draw:text-box>
        </draw:frame>
        <draw:frame presentation:style-name="pr4" draw:layer="layout" svg:width="22.5cm" svg:height="11.2cm" svg:x="4.5cm" svg:y="3.8cm" presentation:class="outline" presentation:user-transformed="true">
          <draw:text-box>
            <text:list text:style-name="L2">
              <text:list-header>
                <text:p text:style-name="P9"><text:span text:style-name="T3">Цель проекта:</text:span></text:p>
              </text:list-header>
              <text:list-item>
                <text:p text:style-name="P9">Разработка масштабируемой корпоративной системы обмена сообщениями с поддержкой личных и групповых чатов, каналов, медиа-контента и интеграций</text:p>
                <text:p text:style-name="P9"><text:span text:style-name="T3">Ключевые характеристики:</text:span></text:p>
              </text:list-item>
              <text:list-item>
                <text:p text:style-name="P9">Микросервисная архитектура</text:p>
              </text:list-item>
              <text:list-item>
                <text:p text:style-name="P9">Масштабируемость до 5000 DAU</text:p>
              </text:list-item>
              <text:list-item>
                <text:p text:style-name="P9">Доступность 99.9%</text:p>
              </text:list-item>
              <text:list-item>
                <text:p text:style-name="P9">Интеграция с корпоративным LDAP</text:p>
              </text:list-item>
              <text:list-item>
                <text:p text:style-name="P9">Поддержка мобильных, веб и десктоп клиентов</text:p>
                <text:p text:style-name="P9"><text:span text:style-name="T3">Технологический стек</text:span>:</text:p>
              </text:list-item>
              <text:list-item>
                <text:p text:style-name="P9">Backend: Java/Spring Boot, gRPC, REST</text:p>
              </text:list-item>
              <text:list-item>
                <text:p text:style-name="P9">Frontend: React, React Native</text:p>
              </text:list-item>
              <text:list-item>
                <text:p text:style-name="P9">Infrastructure: Kubernetes, Docker, Ansible</text:p>
              </text:list-item>
              <text:list-item>
                <text:p text:style-name="P9">Data: PostgreSQL, Redis, Elasticsearch, Kafka</text:p>
              </text:list-item>
              <text:list-item>
                <text:p text:style-name="P9">Storage: S3/MinI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8" draw:layer="layout" svg:width="22.5cm" svg:height="2.6cm" svg:x="4.5cm" svg:y="0.6cm" presentation:class="title">
          <draw:text-box>
            <text:p text:style-name="P7"><text:span text:style-name="T2">Основные возможности</text:span></text:p>
          </draw:text-box>
        </draw:frame>
        <draw:frame presentation:style-name="pr4" draw:layer="layout" svg:width="22.5cm" svg:height="12cm" svg:x="4.5cm" svg:y="3cm" presentation:class="outline" presentation:user-transformed="true">
          <draw:text-box>
            <text:list text:style-name="L2">
              <text:list-header>
                <text:p text:style-name="P9"><text:span text:style-name="T3">Личные сообщения:</text:span></text:p>
              </text:list-header>
              <text:list-item>
                <text:p text:style-name="P9">Обмен сообщениями в реальном времени</text:p>
              </text:list-item>
              <text:list-item>
                <text:p text:style-name="P9">Отложенная доставка для офлайн пользователей</text:p>
              </text:list-item>
              <text:list-item>
                <text:p text:style-name="P9">Уведомления о прочтении</text:p>
              </text:list-item>
              <text:list-item>
                <text:p text:style-name="P9">Поиск по истории переписки</text:p>
              </text:list-item>
              <text:list-item>
                <text:p text:style-name="P9">Шифрование на транспортном уровне</text:p>
                <text:p text:style-name="P9"><text:span text:style-name="T3">Групповое взаимодействие:</text:span></text:p>
              </text:list-item>
              <text:list-item>
                <text:p text:style-name="P9">Создание каналов (публичных и приватных)</text:p>
              </text:list-item>
              <text:list-item>
                <text:p text:style-name="P9">Создание групповых чатов</text:p>
              </text:list-item>
              <text:list-item>
                <text:p text:style-name="P9">Треды сообщений</text:p>
              </text:list-item>
              <text:list-item>
                <text:p text:style-name="P9">Реакции на сообщения</text:p>
              </text:list-item>
              <text:list-item>
                <text:p text:style-name="P9">Администрирование (бан, удаление, назначение админов)</text:p>
                <text:p text:style-name="P9"><text:span text:style-name="T3">Дополнительные функции:</text:span></text:p>
              </text:list-item>
              <text:list-item>
                <text:p text:style-name="P9">Поддержка медиа (картинки, видео, документы до 2 ГБ)</text:p>
              </text:list-item>
              <text:list-item>
                <text:p text:style-name="P9">Упоминания пользователей (@username), хэштеги</text:p>
              </text:list-item>
              <text:list-item>
                <text:p text:style-name="P9">Пиннинг и избранное</text:p>
              </text:list-item>
              <text:list-item>
                <text:p text:style-name="P9">Боты и интеграци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8" draw:layer="layout" svg:width="22.5cm" svg:height="2.6cm" svg:x="4.5cm" svg:y="0.6cm" presentation:class="title">
          <draw:text-box>
            <text:list text:style-name="L2">
              <text:list-header>
                <text:p text:style-name="P10"><text:span text:style-name="T2">Концептуальная архитектура - компоненты системы</text:span></text:p>
              </text:list-header>
            </text:list>
          </draw:text-box>
        </draw:frame>
        <draw:frame presentation:style-name="pr4" draw:layer="layout" svg:width="22.5cm" svg:height="11.2cm" svg:x="4.5cm" svg:y="3.8cm" presentation:class="outline" presentation:user-transformed="true">
          <draw:text-box>
            <text:list text:style-name="L2">
              <text:list-header>
                <text:p text:style-name="P9"><text:span text:style-name="T3">Периметр:</text:span></text:p>
              </text:list-header>
              <text:list-item>
                <text:p text:style-name="P9">Load Balancer</text:p>
              </text:list-item>
              <text:list-item>
                <text:p text:style-name="P9">API Gateway (входная точка)</text:p>
                <text:p text:style-name="P9"><text:span text:style-name="T3">Микросервисы:</text:span></text:p>
              </text:list-item>
              <text:list-item>
                <text:p text:style-name="P9">Auth Service аутентификация и авторизация / User Service - управление профилями</text:p>
              </text:list-item>
              <text:list-item>
                <text:p text:style-name="P9">Chat Service - личные чаты / Group Chat Service - каналы и группы</text:p>
              </text:list-item>
              <text:list-item>
                <text:p text:style-name="P9">Media Service - хранение и доставка медиа</text:p>
              </text:list-item>
              <text:list-item>
                <text:p text:style-name="P9">Notification Service - уведомления / Search Service - полнотекстовый поиск</text:p>
                <text:p text:style-name="P9"><text:span text:style-name="T3">Инфраструктура:</text:span></text:p>
              </text:list-item>
              <text:list-item>
                <text:p text:style-name="P9">Kafka - брокер сообщений</text:p>
              </text:list-item>
              <text:list-item>
                <text:p text:style-name="P9">PostgreSQL - реляционные данные</text:p>
              </text:list-item>
              <text:list-item>
                <text:p text:style-name="P9">Redis - кэш и сессии</text:p>
              </text:list-item>
              <text:list-item>
                <text:p text:style-name="P9">Elasticsearch - поиск</text:p>
              </text:list-item>
              <text:list-item>
                <text:p text:style-name="P9">S3/MinIO - хранение медиа</text:p>
                <text:p text:style-name="P9"><text:span text:style-name="T3">Observability:</text:span></text:p>
              </text:list-item>
              <text:list-item>
                <text:p text:style-name="P9"><text:span text:style-name="T4">Prometheus + Grafana - мониторинг</text:span></text:p>
              </text:list-item>
              <text:list-item>
                <text:p text:style-name="P9"><text:span text:style-name="T4">Opensearch - логирование</text:span></text:p>
              </text:list-item>
              <text:list-item>
                <text:p text:style-name="P9"><text:span text:style-name="T4">Jaeger/Tempo - трассировка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8" draw:layer="layout" svg:width="22.5cm" svg:height="2.6cm" svg:x="4.5cm" svg:y="0.6cm" presentation:class="title">
          <draw:text-box>
            <text:p text:style-name="P7"><text:span text:style-name="T2">Архитектурные паттерны </text:span><text:span text:style-name="T2"><text:line-break/></text:span><text:span text:style-name="T2">Ключевые решения</text:span></text:p>
          </draw:text-box>
        </draw:frame>
        <draw:frame presentation:style-name="pr4" draw:layer="layout" svg:width="22.5cm" svg:height="11.2cm" svg:x="4.5cm" svg:y="3.8cm" presentation:class="outline" presentation:user-transformed="true">
          <draw:text-box>
            <text:list text:style-name="L2">
              <text:list-header>
                <text:p text:style-name="P9"><text:span text:style-name="T3">CQRS (Command Query Responsibility Segregation):</text:span></text:p>
              </text:list-header>
              <text:list-item>
                <text:p text:style-name="P9">Разделение операций чтения и записи</text:p>
              </text:list-item>
              <text:list-item>
                <text:p text:style-name="P9">Command Path: запись в PostgreSQL Primary</text:p>
              </text:list-item>
              <text:list-item>
                <text:p text:style-name="P9">Query Path: чтение из PostgreSQL Read Replicas</text:p>
              </text:list-item>
              <text:list-item>
                <text:p text:style-name="P9">Оптимизация для высокого соотношения чтения/запись</text:p>
                <text:p text:style-name="P9"><text:span text:style-name="T3">Event Sourcing:</text:span></text:p>
              </text:list-item>
              <text:list-item>
                <text:p text:style-name="P9">История сообщений как последовательность событий</text:p>
              </text:list-item>
              <text:list-item>
                <text:p text:style-name="P9">События: MessageCreated, MessageEdited, MessageDeleted</text:p>
              </text:list-item>
              <text:list-item>
                <text:p text:style-name="P9">Восстановление состояния через воспроизведение событий</text:p>
                <text:p text:style-name="P9"><text:span text:style-name="T3">CDC (Change Data Capture):</text:span></text:p>
              </text:list-item>
              <text:list-item>
                <text:p text:style-name="P9">Debezium отслеживает изменения в PostgreSQL WAL</text:p>
              </text:list-item>
              <text:list-item>
                <text:p text:style-name="P9">Публикация изменений в Kafka topic `pg.changes`</text:p>
              </text:list-item>
              <text:list-item>
                <text:p text:style-name="P9">Обновление read models в реальном времени</text:p>
                <text:p text:style-name="P9"><text:span text:style-name="T3">Асинхронная обработка:</text:span></text:p>
              </text:list-item>
              <text:list-item>
                <text:p text:style-name="P9">Уведомления через Kafka</text:p>
              </text:list-item>
              <text:list-item>
                <text:p text:style-name="P9">Индексация в Elasticsearch</text:p>
              </text:list-item>
              <text:list-item>
                <text:p text:style-name="P9">Обработка медиа</text:p>
              </text:list-item>
              <text:list-item>
                <text:p text:style-name="P9">Аналитика и логирование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8" draw:layer="layout" svg:width="22.5cm" svg:height="2.6cm" svg:x="4.5cm" svg:y="0.6cm" presentation:class="title">
          <draw:text-box>
            <text:p text:style-name="P7"><text:span text:style-name="T2">Безопасность и управление доступом</text:span></text:p>
          </draw:text-box>
        </draw:frame>
        <draw:frame presentation:style-name="pr4" draw:layer="layout" svg:width="22.5cm" svg:height="11.2cm" svg:x="4.5cm" svg:y="3.8cm" presentation:class="outline" presentation:user-transformed="true">
          <draw:text-box>
            <text:list text:style-name="L2">
              <text:list-header>
                <text:p text:style-name="P9"><text:span text:style-name="T3">Аутентификация:</text:span></text:p>
              </text:list-header>
              <text:list-item>
                <text:p text:style-name="P9">Интеграция с корпоративным LDAP (Active Directory)</text:p>
              </text:list-item>
              <text:list-item>
                <text:p text:style-name="P9">Двухфакторная аутентификация (OTP)</text:p>
              </text:list-item>
              <text:list-item>
                <text:p text:style-name="P9">JWT токены (Access: 1 час, Refresh: 30 дней)</text:p>
              </text:list-item>
              <text:list-item>
                <text:p text:style-name="P9">mTLS для коммуникации между сервисами</text:p>
                <text:p text:style-name="P9"><text:span text:style-name="T3">Авторизация:</text:span></text:p>
              </text:list-item>
              <text:list-item>
                <text:p text:style-name="P9">RBAC (Role-Based Access Control) - <text:s/>Роли: Admin, Moderator, User</text:p>
              </text:list-item>
              <text:list-item>
                <text:p text:style-name="P9">Проверка прав на API Gateway и сервисах</text:p>
                <text:p text:style-name="P9"><text:span text:style-name="T3">Шифрование:</text:span></text:p>
              </text:list-item>
              <text:list-item>
                <text:p text:style-name="P9">TLS 1.3 для всех соединений</text:p>
              </text:list-item>
              <text:list-item>
                <text:p text:style-name="P9">mTLS между сервисами</text:p>
              </text:list-item>
              <text:list-item>
                <text:p text:style-name="P9">Шифрование данных в покое (PostgreSQL, S3, Redis)</text:p>
                <text:p text:style-name="P9"><text:span text:style-name="T3">Защита от атак:</text:span></text:p>
              </text:list-item>
              <text:list-item>
                <text:p text:style-name="P9">Rate Limiting (100 req/sec на IP)</text:p>
              </text:list-item>
              <text:list-item>
                <text:p text:style-name="P9">Параметризованные запросы к БД</text:p>
              </text:list-item>
              <text:list-item>
                <text:p text:style-name="P9">Валидация входных данных</text:p>
              </text:list-item>
              <text:list-item>
                <text:p text:style-name="P9">Мониторинг безопасности</text:p>
                <text:p text:style-name="P9"><text:span text:style-name="T3">Хранение секретов:</text:span></text:p>
              </text:list-item>
              <text:list-item>
                <text:p text:style-name="P9">HashiCorp Vault, автоматическое внедрение в Kubernetes Po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8" draw:layer="layout" svg:width="22.5cm" svg:height="2.6cm" svg:x="4.5cm" svg:y="0.6cm" presentation:class="title">
          <draw:text-box>
            <text:p text:style-name="P7"><text:span text:style-name="T2">Масштабируемость и отказоустойчивость</text:span></text:p>
          </draw:text-box>
        </draw:frame>
        <draw:frame presentation:style-name="pr4" draw:layer="layout" svg:width="22.5cm" svg:height="11.7cm" svg:x="4.5cm" svg:y="3.8cm" presentation:class="outline" presentation:user-transformed="true">
          <draw:text-box>
            <text:list text:style-name="L2">
              <text:list-header>
                <text:p text:style-name="P9"><text:span text:style-name="T3">Масштабируемость:</text:span></text:p>
              </text:list-header>
              <text:list-item>
                <text:p text:style-name="P9">Горизонтальное масштабирование всех сервисов kubernetes HPA (Horizontal Pod Autoscaler)</text:p>
              </text:list-item>
              <text:list-item>
                <text:p text:style-name="P9">Шардинг PostgreSQL по user_id</text:p>
              </text:list-item>
              <text:list-item>
                <text:p text:style-name="P9">Redis Cluster (3+ ноды)</text:p>
              </text:list-item>
              <text:list-item>
                <text:p text:style-name="P9">Elasticsearch кластер с шардингом</text:p>
              </text:list-item>
              <text:list-item>
                <text:p text:style-name="P9">Kafka кластер (3+ брокера)</text:p>
                <text:p text:style-name="P9"><text:span text:style-name="T3">Отказоустойчивость:</text:span></text:p>
              </text:list-item>
              <text:list-item>
                <text:p text:style-name="P9">Circuit Breaker для защиты каскадных сбоев</text:p>
              </text:list-item>
              <text:list-item>
                <text:p text:style-name="P9">Retry с экспоненциальной задержкой</text:p>
              </text:list-item>
              <text:list-item>
                <text:p text:style-name="P9">Connection Pooling (PgBouncer)</text:p>
              </text:list-item>
              <text:list-item>
                <text:p text:style-name="P9">Streaming Replication PostgreSQL</text:p>
                <text:p text:style-name="P9"><text:span text:style-name="T3">Механизмы защиты:</text:span></text:p>
              </text:list-item>
              <text:list-item>
                <text:p text:style-name="P9">Rate Limiter на API Gateway</text:p>
              </text:list-item>
              <text:list-item>
                <text:p text:style-name="P9">DLQ (Dead Letter Queue) для Kafka</text:p>
              </text:list-item>
              <text:list-item>
                <text:p text:style-name="P9">Health checks и readiness probes- Автоматическое восстановление подов</text:p>
              </text:list-item>
              <text:list-item>
                <text:p text:style-name="P9"><text:span text:style-name="T3">Целевые показатели: </text:span><text:s/>Доступность: 99.9% / Задержка сообщений: &lt; 500 мс / Масштабируемость: 5000 DAU / RPO: 5-30 минут / RTO: 4 часа</text:p>
                <text:p text:style-name="P9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8" draw:layer="layout" svg:width="22.5cm" svg:height="2.6cm" svg:x="4.5cm" svg:y="0.6cm" presentation:class="title">
          <draw:text-box>
            <text:p text:style-name="P7"><text:span text:style-name="T2">Стратегия развертывания</text:span><text:span text:style-name="T2"><text:line-break/></text:span><text:span text:style-name="T2">Infrastructure as Code</text:span></text:p>
          </draw:text-box>
        </draw:frame>
        <draw:frame presentation:style-name="pr4" draw:layer="layout" svg:width="22.5cm" svg:height="11.2cm" svg:x="4.5cm" svg:y="3.8cm" presentation:class="outline" presentation:user-transformed="true">
          <draw:text-box>
            <text:list text:style-name="L2">
              <text:list-header>
                <text:p text:style-name="P9"><text:span text:style-name="T3">Инструменты:</text:span></text:p>
              </text:list-header>
              <text:list-item>
                <text:p text:style-name="P9">Ansible базовая инфраструктура</text:p>
              </text:list-item>
              <text:list-item>
                <text:p text:style-name="P9">Helm - управление приложениями в Kubernetes</text:p>
              </text:list-item>
              <text:list-item>
                <text:p text:style-name="P9">Kustomize - кастомизация конфигураций</text:p>
              </text:list-item>
              <text:list-item>
                <text:p text:style-name="P9">ArgoCD - GitOps подход</text:p>
                <text:p text:style-name="P9"><text:span text:style-name="T3">Развертывание инфраструктуры (Ansible):</text:span></text:p>
              </text:list-item>
              <text:list-item>
                <text:p text:style-name="P9">Установка Kubernetes кластера / Настройка сетевых правил и firewall / Установка PostgreSQL и Redis (вне Kubernetes) / Установка MinIO, Vault, Prometheus, Grafana, Opensearch</text:p>
                <text:p text:style-name="P9"><text:span text:style-name="T3">Развертывание приложений (Helm):</text:span></text:p>
              </text:list-item>
              <text:list-item>
                <text:p text:style-name="P9">Каждый микросервис в отдельном Helm chart</text:p>
              </text:list-item>
              <text:list-item>
                <text:p text:style-name="P9">Версионирование Helm charts</text:p>
              </text:list-item>
              <text:list-item>
                <text:p text:style-name="P9">Отдельные конфигурации для dev/staging/prod</text:p>
                <text:p text:style-name="P9"><text:span text:style-name="T3">Окружения:</text:span></text:p>
              </text:list-item>
              <text:list-item>
                <text:p text:style-name="P9">Dev - разработка, быстрые итерации</text:p>
              </text:list-item>
              <text:list-item>
                <text:p text:style-name="P9">Staging - предпродакшн, полное тестирование</text:p>
              </text:list-item>
              <text:list-item>
                <text:p text:style-name="P9">Production - продакшн, высокая доступность</text:p>
                <text:p text:style-name="P9"/>
                <text:p text:style-name="P9"/>
                <text:p text:style-name="P9"><text:s text:c="41"/>*PostgreSQL и Redis развертываются вне Kubernetes на отдельных виртуальных машинах для обеспечения стабильности и производительности.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8" draw:layer="layout" svg:width="22.5cm" svg:height="2.6cm" svg:x="4.5cm" svg:y="0.6cm" presentation:class="title">
          <draw:text-box>
            <text:p text:style-name="P7"><text:span text:style-name="T2">CI/CD процесс</text:span></text:p>
          </draw:text-box>
        </draw:frame>
        <draw:frame presentation:style-name="pr4" draw:layer="layout" svg:width="22.5cm" svg:height="11.2cm" svg:x="4.5cm" svg:y="3.8cm" presentation:class="outline" presentation:user-transformed="true">
          <draw:text-box>
            <text:list text:style-name="L2">
              <text:list-header>
                <text:p text:style-name="P9"><text:span text:style-name="T3">CI (Continuous Integration):</text:span></text:p>
              </text:list-header>
              <text:list-item>
                <text:p text:style-name="P9">Автоматическая сборка Docker образов</text:p>
              </text:list-item>
              <text:list-item>
                <text:p text:style-name="P9">Unit tests на каждом commit</text:p>
              </text:list-item>
              <text:list-item>
                <text:p text:style-name="P9">Integration tests на каждом PR</text:p>
              </text:list-item>
              <text:list-item>
                <text:p text:style-name="P9">Code Review для всех изменений</text:p>
              </text:list-item>
              <text:list-item>
                <text:p text:style-name="P9">Сканеры безопасности (SAST, DAST)</text:p>
                <text:p text:style-name="P9"><text:span text:style-name="T3">CD (Continuous Deployment):</text:span></text:p>
              </text:list-item>
              <text:list-item>
                <text:p text:style-name="P9">Автоматическое развертывание в dev при merge в master</text:p>
              </text:list-item>
              <text:list-item>
                <text:p text:style-name="P9">Автоматическое развертывание в staging</text:p>
              </text:list-item>
              <text:list-item>
                <text:p text:style-name="P9">Ручное подтверждение для production</text:p>
              </text:list-item>
              <text:list-item>
                <text:p text:style-name="P9">GitOps через ArgoCD</text:p>
                <text:p text:style-name="P9"><text:span text:style-name="T3">Стратегия обновлений:</text:span></text:p>
              </text:list-item>
              <text:list-item>
                <text:p text:style-name="P9">Rolling updates для stateless сервисов</text:p>
              </text:list-item>
              <text:list-item>
                <text:p text:style-name="P9">Canary deployments для критических изменений</text:p>
              </text:list-item>
              <text:list-item>
                <text:p text:style-name="P9">Blue-green deployments для крупных релизов</text:p>
              </text:list-item>
              <text:list-item>
                <text:p text:style-name="P9">Database migrations отдельно от приложения</text:p>
                <text:p text:style-name="P9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8" draw:layer="layout" svg:width="22.5cm" svg:height="2.6cm" svg:x="4.5cm" svg:y="0.6cm" presentation:class="title">
          <draw:text-box>
            <text:p text:style-name="P7"><text:span text:style-name="T2">Тестирование и Observability</text:span></text:p>
          </draw:text-box>
        </draw:frame>
        <draw:frame presentation:style-name="pr4" draw:layer="layout" svg:width="22.5cm" svg:height="11.2cm" svg:x="4.5cm" svg:y="3.8cm" presentation:class="outline" presentation:user-transformed="true">
          <draw:text-box>
            <text:list text:style-name="L2">
              <text:list-header>
                <text:p text:style-name="P9"><text:span text:style-name="T3">Типы тестов:</text:span></text:p>
              </text:list-header>
              <text:list-item>
                <text:p text:style-name="P9">Unit tests - тестирование функций и классов (Junit)</text:p>
              </text:list-item>
              <text:list-item>
                <text:p text:style-name="P9">Integration tests - взаимодействие сервисов (Testcontainers)</text:p>
              </text:list-item>
              <text:list-item>
                <text:p text:style-name="P9">E2E tests - пользовательские сценарии (Cypress)- Contract tests - API контракты (Pact)</text:p>
              </text:list-item>
              <text:list-item>
                <text:p text:style-name="P9">Load tests - нагрузочное тестирование (K6, Gatling)</text:p>
                <text:p text:style-name="P9"><text:span text:style-name="T3">Нагрузочное тестирование:</text:span></text:p>
              </text:list-item>
              <text:list-item>
                <text:p text:style-name="P9">Базовая нагрузка: 1000 concurrent users</text:p>
              </text:list-item>
              <text:list-item>
                <text:p text:style-name="P9">Пиковая нагрузка: 5000 concurrent users</text:p>
              </text:list-item>
              <text:list-item>
                <text:p text:style-name="P9">Стресс-тестирование: 10000+ users</text:p>
              </text:list-item>
              <text:list-item>
                <text:p text:style-name="P9">Endurance testing: 24 часа</text:p>
                <text:p text:style-name="P9"><text:span text:style-name="T3">Мониторинг (Prometheus + Grafana):</text:span></text:p>
              </text:list-item>
              <text:list-item>
                <text:p text:style-name="P9">Business metrics: пользователи, сообщения, чаты</text:p>
              </text:list-item>
              <text:list-item>
                <text:p text:style-name="P9">Application metrics: request rate, error rate, latency</text:p>
              </text:list-item>
              <text:list-item>
                <text:p text:style-name="P9">Infrastructure metrics: CPU, memory, disk, network</text:p>
              </text:list-item>
              <text:list-item>
                <text:p text:style-name="P9">Kubernetes metrics: pods, nodes, deployments</text:p>
              </text:list-item>
              <text:list-item>
                <text:p text:style-name="P9"><text:span text:style-name="T3">Логирование (Opensearch)</text:span>: Структурированные логи в JSON / Correlation ID для трассировки / Уровни: DEBUG, INFO, WARN, ERROR</text:p>
              </text:list-item>
              <text:list-item>
                <text:p text:style-name="P9"><text:span text:style-name="T3">Трассировка (Jaeger/Tempo)</text:span>: Распределенная трассировка запросов / OpenTelemetry для сбора трасс / Визуализация пути через микросервисы</text:p>
                <text:p text:style-name="P9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8" draw:layer="layout" svg:width="22.5cm" svg:height="2.6cm" svg:x="4.5cm" svg:y="0.6cm" presentation:class="title">
          <draw:text-box>
            <text:p text:style-name="P7"><text:span text:style-name="T2">Итоги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 text:style-name="P9"><text:span text:style-name="T3">Достигнуто:</text:span></text:p>
              </text:list-header>
              <text:list-item>
                <text:p text:style-name="P9">Спроектирована микросервисная архитектура</text:p>
              </text:list-item>
              <text:list-item>
                <text:p text:style-name="P9">Определены функциональные и нефункциональные требования</text:p>
              </text:list-item>
              <text:list-item>
                <text:p text:style-name="P9">Разработана схема безопасности и управления доступом</text:p>
              </text:list-item>
              <text:list-item>
                <text:p text:style-name="P9">Спроектирована стратегия CI/CD</text:p>
              </text:list-item>
              <text:list-item>
                <text:p text:style-name="P9">Определены инструменты мониторинга и логирования</text:p>
              </text:list-item>
              <text:list-item>
                <text:p text:style-name="P9">Подготовлена документация по развертыванию</text:p>
                <text:p text:style-name="P9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Конец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Спасибо за внимание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8pt" style:font-style-asian="normal" style:font-weight-asian="normal" style:font-name-complex="Noto Serif" style:font-family-complex="'Noto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5" style:family="graphic" style:parent-style-name="standard">
      <style:graphic-properties draw:stroke="solid" svg:stroke-width="0.045cm" svg:stroke-color="#2a6099" draw:fill="solid" draw:fill-color="#bcc2c9" fo:padding-top="0.123cm" fo:padding-bottom="0.123cm" fo:padding-left="0.248cm" fo:padding-right="0.248cm" loext:decorative="false"/>
    </style:style>
    <style:style style:name="Mgr6" style:family="graphic" style:parent-style-name="standard">
      <style:graphic-properties draw:stroke="solid" svg:stroke-width="0.055cm" svg:stroke-color="#ff4000" draw:fill="solid" draw:fill-color="#f2cdc4" fo:padding-top="0.127cm" fo:padding-bottom="0.127cm" fo:padding-left="0.252cm" fo:padding-right="0.252cm" loext:decorative="false"/>
    </style:style>
    <style:style style:name="Mgr7" style:family="graphic" style:parent-style-name="standard">
      <style:graphic-properties draw:stroke="solid" svg:stroke-width="0.05cm" svg:stroke-color="#2a6099" draw:fill="solid" draw:fill-color="#c7ced6" loext:decorative="false"/>
    </style:style>
    <style:style style:name="Mgr8" style:family="graphic" style:parent-style-name="standard">
      <style:graphic-properties draw:stroke="solid" svg:stroke-width="0.05cm" svg:stroke-color="#ff4000" draw:fill="solid" draw:fill-color="#e6c2b9" loext:decorative="false"/>
    </style:style>
    <style:style style:name="Mgr9" style:family="graphic" style:parent-style-name="standard">
      <style:graphic-properties draw:stroke="solid" svg:stroke-width="0.055cm" svg:stroke-color="#2a6099" draw:fill="solid" draw:fill-color="#d3dae3" fo:padding-top="0.127cm" fo:padding-bottom="0.127cm" fo:padding-left="0.252cm" fo:padding-right="0.252cm" loext:decorative="false"/>
    </style:style>
    <style:style style:name="Mgr10" style:family="graphic" style:parent-style-name="standard">
      <style:graphic-properties draw:stroke="solid" svg:stroke-width="0.045cm" svg:stroke-color="#ff4000" draw:fill="solid" draw:fill-color="#d9b8af" fo:padding-top="0.123cm" fo:padding-bottom="0.123cm" fo:padding-left="0.248cm" fo:padding-right="0.248cm" loext:decorative="false"/>
    </style:style>
    <style:style style:name="Mgr11" style:family="graphic" style:parent-style-name="standard">
      <style:graphic-properties draw:stroke="solid" svg:stroke-width="0.06cm" svg:stroke-color="#2a6099" draw:fill="solid" draw:fill-color="#dee6ef" fo:padding-top="0.13cm" fo:padding-bottom="0.13cm" fo:padding-left="0.255cm" fo:padding-right="0.255cm" loext:decorative="false"/>
    </style:style>
    <style:style style:name="Mgr12" style:family="graphic" style:parent-style-name="standard">
      <style:graphic-properties draw:stroke="solid" svg:stroke-width="0.04cm" svg:stroke-color="#ff4000" draw:fill="solid" draw:fill-color="#ccada5" fo:padding-top="0.12cm" fo:padding-bottom="0.12cm" fo:padding-left="0.245cm" fo:padding-right="0.245cm" loext:decorative="false"/>
    </style:style>
    <style:style style:name="Mgr13" style:family="graphic" style:parent-style-name="standard">
      <style:graphic-properties draw:stroke="solid" svg:stroke-width="0.04cm" svg:stroke-color="#2a6099" draw:fill="solid" draw:fill-color="#afb6bd" fo:padding-top="0.12cm" fo:padding-bottom="0.12cm" fo:padding-left="0.245cm" fo:padding-right="0.245cm" loext:decorative="false"/>
    </style:style>
    <style:style style:name="Mgr14" style:family="graphic" style:parent-style-name="standard">
      <style:graphic-properties draw:stroke="solid" svg:stroke-width="0.06cm" svg:stroke-color="#ff4000" draw:fill="solid" draw:fill-color="#ffd8ce" fo:padding-top="0.13cm" fo:padding-bottom="0.13cm" fo:padding-left="0.255cm" fo:padding-right="0.255cm" loext:decorative="false"/>
    </style:style>
    <style:style style:name="Mpr1" style:family="presentation" style:parent-style-name="DNA-backgroundobjects">
      <style:graphic-properties draw:fill="none" draw:fill-color="#ffffff" fo:min-height="1.085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cc2c9"/>
    </style:style>
    <style:style style:name="MP8" style:family="paragraph">
      <loext:graphic-properties draw:fill="solid" draw:fill-color="#f2cdc4"/>
    </style:style>
    <style:style style:name="MP9" style:family="paragraph">
      <loext:graphic-properties draw:fill="solid" draw:fill-color="#c7ced6"/>
    </style:style>
    <style:style style:name="MP10" style:family="paragraph">
      <loext:graphic-properties draw:fill="solid" draw:fill-color="#e6c2b9"/>
    </style:style>
    <style:style style:name="MP11" style:family="paragraph">
      <loext:graphic-properties draw:fill="solid" draw:fill-color="#d3dae3"/>
    </style:style>
    <style:style style:name="MP12" style:family="paragraph">
      <loext:graphic-properties draw:fill="solid" draw:fill-color="#d9b8af"/>
    </style:style>
    <style:style style:name="MP13" style:family="paragraph">
      <loext:graphic-properties draw:fill="solid" draw:fill-color="#dee6ef"/>
    </style:style>
    <style:style style:name="MP14" style:family="paragraph">
      <loext:graphic-properties draw:fill="solid" draw:fill-color="#ccada5"/>
    </style:style>
    <style:style style:name="MP15" style:family="paragraph">
      <loext:graphic-properties draw:fill="solid" draw:fill-color="#afb6bd"/>
    </style:style>
    <style:style style:name="MP16" style:family="paragraph">
      <loext:graphic-properties draw:fill="solid" draw:fill-color="#ffd8c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page-number>&lt;номер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1" draw:start-glue-point="10" draw:end-shape="id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" draw:start-glue-point="10" draw:end-shape="id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" draw:start-glue-point="10" draw:end-shape="id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" draw:start-glue-point="10" draw:end-shape="id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" draw:start-glue-point="10" draw:end-shape="id1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" draw:start-glue-point="10" draw:end-shape="id1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3" draw:start-glue-point="10" draw:end-shape="id1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5" draw:start-glue-point="10" draw:end-shape="id1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" draw:start-glue-point="10" draw:end-shape="id1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9" draw:start-glue-point="10" draw:end-shape="id2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1" draw:start-glue-point="10" draw:end-shape="id2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" draw:start-glue-point="10" draw:end-shape="id2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5" draw:start-glue-point="10" draw:end-shape="id2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7" draw:start-glue-point="10" draw:end-shape="id2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" draw:start-glue-point="10" draw:end-shape="id3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1" draw:start-glue-point="10" draw:end-shape="id3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3" draw:start-glue-point="10" draw:end-shape="id3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" draw:start-glue-point="10" draw:end-shape="id3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7" draw:start-glue-point="10" draw:end-shape="id3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9" draw:start-glue-point="10" draw:end-shape="id4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" draw:start-glue-point="10" draw:end-shape="id4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3" draw:start-glue-point="10" draw:end-shape="id4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5" draw:start-glue-point="10" draw:end-shape="id4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" draw:start-glue-point="10" draw:end-shape="id4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9" draw:start-glue-point="10" draw:end-shape="id5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1" draw:start-glue-point="10" draw:end-shape="id5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" draw:start-glue-point="10" draw:end-shape="id54" draw:end-glue-point="6" svg:d="M3500 15950h-276-1449-275" svg:viewBox="0 0 2001 1">
          <text:p/>
        </draw:connector>
        <draw:custom-shape draw:style-name="Mgr5" draw:text-style-name="MP7" xml:id="id1" draw:id="id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" draw:id="id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" draw:id="id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" draw:id="id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" draw:id="id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6" draw:id="id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7" draw:id="id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8" draw:id="id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10" draw:id="id1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9" draw:id="id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11" draw:id="id1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12" draw:id="id1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13" draw:id="id1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14" draw:id="id1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15" draw:id="id1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16" draw:id="id1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17" draw:id="id1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8" draw:id="id1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20" draw:id="id2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9" draw:id="id1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21" draw:id="id2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2" draw:id="id2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23" draw:id="id2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24" draw:id="id2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25" draw:id="id2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26" draw:id="id2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27" draw:id="id2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8" draw:id="id2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30" draw:id="id3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9" draw:id="id2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31" draw:id="id3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32" draw:id="id3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3" draw:id="id3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34" draw:id="id3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35" draw:id="id3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36" draw:id="id3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37" draw:id="id3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8" draw:id="id3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40" draw:id="id4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9" draw:id="id3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41" draw:id="id4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42" draw:id="id4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43" draw:id="id4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4" draw:id="id4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45" draw:id="id4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46" draw:id="id4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47" draw:id="id4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8" draw:id="id4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50" draw:id="id5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9" draw:id="id4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1" draw:id="id5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52" draw:id="id5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53" draw:id="id5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54" draw:id="id5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3T13:51:56.205665624</meta:creation-date>
    <dc:description>This work is licensed under a Creative Commons 0 License.
It makes use of the works of Alexander Wilms.</dc:description>
    <meta:generator>LibreOffice/25.2.3.2$Linux_X86_64 LibreOffice_project/520$Build-2</meta:generator>
    <dc:title>DNA</dc:title>
    <meta:editing-duration>PT41M27S</meta:editing-duration>
    <meta:editing-cycles>15</meta:editing-cycles>
    <dc:date>2026-04-13T14:33:28.170435413</dc:date>
    <meta:document-statistic meta:object-count="151"/>
  </office:meta>
</office:document-meta>
</file>